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5224" officeooo:paragraph-rsid="001e5224"/>
    </style:style>
    <style:style style:name="P2" style:family="paragraph" style:parent-style-name="Standard">
      <style:paragraph-properties fo:text-align="center" style:justify-single-word="false"/>
      <style:text-properties officeooo:rsid="001e5224" officeooo:paragraph-rsid="001e5224"/>
    </style:style>
    <style:style style:name="P3" style:family="paragraph" style:parent-style-name="Standard">
      <style:text-properties officeooo:rsid="002000ca" officeooo:paragraph-rsid="002000ca"/>
    </style:style>
    <style:style style:name="P4" style:family="paragraph" style:parent-style-name="Standard">
      <style:text-properties style:text-underline-style="solid" style:text-underline-width="auto" style:text-underline-color="font-color" officeooo:rsid="002000ca" officeooo:paragraph-rsid="002000ca"/>
    </style:style>
    <style:style style:name="P5" style:family="paragraph" style:parent-style-name="Standard">
      <style:text-properties fo:font-style="italic" officeooo:rsid="001e5224" officeooo:paragraph-rsid="001e5224" style:font-style-asian="italic" style:font-style-complex="italic"/>
    </style:style>
    <style:style style:name="P6" style:family="paragraph" style:parent-style-name="Standard">
      <style:text-properties fo:font-style="normal" style:text-underline-style="solid" style:text-underline-width="auto" style:text-underline-color="font-color" officeooo:rsid="001e5224" officeooo:paragraph-rsid="001e5224" style:font-style-asian="normal" style:font-style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0e280" officeooo:paragraph-rsid="0020e280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20e280"/>
    </style:style>
    <style:style style:name="P9" style:family="paragraph" style:parent-style-name="Standard">
      <style:paragraph-properties fo:text-align="start" style:justify-single-word="false"/>
      <style:text-properties officeooo:paragraph-rsid="0020e280"/>
    </style:style>
    <style:style style:name="P10" style:family="paragraph" style:parent-style-name="Standard">
      <style:paragraph-properties fo:text-align="start" style:justify-single-word="false"/>
      <style:text-properties officeooo:rsid="00216843" officeooo:paragraph-rsid="00216843"/>
    </style:style>
    <style:style style:name="T1" style:family="text">
      <style:text-properties officeooo:rsid="002000ca"/>
    </style:style>
    <style:style style:name="T2" style:family="text">
      <style:text-properties style:text-underline-style="none"/>
    </style:style>
    <style:style style:name="T3" style:family="text">
      <style:text-properties officeooo:rsid="0020e28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hier des charges présentation app<text:span text:style-name="T3">lication</text:span> marée vous !</text:p>
      <text:p text:style-name="P2"/>
      <text:p text:style-name="P2"/>
      <text:list xml:id="list1216868215" text:style-name="L1">
        <text:list-item>
          <text:p text:style-name="P8"><text:span text:style-name="T3">Contexte et présentation</text:span></text:p>
        </text:list-item>
      </text:list>
      <text:p text:style-name="P9"><text:span text:style-name="T3">Contexte : application mobile <text:s/>suite à un projet proposer lors d’un </text:span>Hackathon </text:p>
      <text:p text:style-name="P9"/>
      <text:list xml:id="list200953257861841" text:continue-numbering="true" text:style-name="L1">
        <text:list-item>
          <text:p text:style-name="P7">Besoins et contrainte liée au projet</text:p>
        </text:list-item>
      </text:list>
      <text:p text:style-name="P10">Logistique : mettre à disposition un serveur pour y stocker les différentes bdd externe</text:p>
      <text:p text:style-name="P10"/>
      <text:list xml:id="list200952768145702" text:continue-numbering="true" text:style-name="L1">
        <text:list-item>
          <text:p text:style-name="P7">Résultat attendus</text:p>
        </text:list-item>
      </text:list>
      <text:p text:style-name="P1"/>
      <text:p text:style-name="P1"/>
      <text:p text:style-name="P1"/>
      <text:p text:style-name="P6">Fonctionnalités<text:span text:style-name="T2"> :</text:span></text:p>
      <text:p text:style-name="P1"/>
      <text:p text:style-name="P1">- <text:span text:style-name="T1">Cross plateform</text:span></text:p>
      <text:p text:style-name="P1"/>
      <text:p text:style-name="P5"><text:span text:style-name="T2">Avant la pêche</text:span> :</text:p>
      <text:p text:style-name="P1">- Météo/Marée</text:p>
      <text:p text:style-name="P1">- Sanit</text:p>
      <text:p text:style-name="P1">- Règlement : quantité des prises et outils autorisés</text:p>
      <text:p text:style-name="P1"/>
      <text:p text:style-name="P5">Pendant :</text:p>
      <text:p text:style-name="P1">- Règlement </text:p>
      <text:p text:style-name="P1">- Position</text:p>
      <text:p text:style-name="P1">- Reconnaissance des espèces</text:p>
      <text:p text:style-name="P1">- Secours → alarme marée basse</text:p>
      <text:p text:style-name="P1"/>
      <text:p text:style-name="P5">Après :</text:p>
      <text:p text:style-name="P1">- alerter les autorité de santé</text:p>
      <text:p text:style-name="P1">- conseil de conditionnement</text:p>
      <text:p text:style-name="P1"/>
      <text:p text:style-name="P1"/>
      <text:p text:style-name="P4">Data<text:span text:style-name="T2"> </text:span></text:p>
      <text:p text:style-name="P3"/>
      <text:p text:style-name="P3">- Carte</text:p>
      <text:p text:style-name="P3">- Zone colorées</text:p>
      <text:p text:style-name="P3">- Message d’accueil</text:p>
      <text:p text:style-name="P3">- Sites de pêche → ESTAMP (attention au synonyme des noms des sites de pêche)</text:p>
      <text:p text:style-name="P3">- Communes</text:p>
      <text:p text:style-name="P3">- Espèces (photo + tableau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6:56:36.838000000</meta:creation-date>
    <dc:date>2019-11-19T20:09:51.433000000</dc:date>
    <meta:editing-duration>PT1H55M51S</meta:editing-duration>
    <meta:editing-cycles>1</meta:editing-cycles>
    <meta:document-statistic meta:table-count="0" meta:image-count="0" meta:object-count="0" meta:page-count="1" meta:paragraph-count="27" meta:word-count="129" meta:character-count="742" meta:non-whitespace-character-count="639"/>
    <meta:generator>LibreOffice/6.2.5.2$Windows_X86_64 LibreOffice_project/1ec314fa52f458adc18c4f025c545a4e8b22c159</meta:generator>
  </office:meta>
</office:document-meta>
</file>